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04d278" officeooo:paragraph-rsid="000c700a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officeooo:rsid="0004d278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4d278" officeooo:paragraph-rsid="0004d278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fo:font-size="18pt" officeooo:rsid="0004e0fc" officeooo:paragraph-rsid="0004e0fc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55018" officeooo:paragraph-rsid="00055018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7d93e" officeooo:paragraph-rsid="0007d93e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0905ed" officeooo:paragraph-rsid="000905ed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096147" officeooo:paragraph-rsid="00096147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096578" officeooo:paragraph-rsid="00096578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09abf1" officeooo:paragraph-rsid="0009abf1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0c053d" officeooo:paragraph-rsid="000c053d" style:font-size-asian="15.75pt" style:font-size-complex="18pt"/>
    </style:style>
    <style:style style:name="P13" style:family="paragraph" style:parent-style-name="Standard">
      <style:paragraph-properties fo:text-align="start" style:justify-single-word="false" fo:break-before="page"/>
      <style:text-properties fo:font-size="18pt" officeooo:rsid="0004e0fc" officeooo:paragraph-rsid="0004e0fc" style:font-size-asian="15.75pt" style:font-size-complex="18pt"/>
    </style:style>
    <style:style style:name="T1" style:family="text">
      <style:text-properties officeooo:rsid="000c700a"/>
    </style:style>
    <style:style style:name="T2" style:family="text">
      <style:text-properties officeooo:rsid="00074e7c"/>
    </style:style>
    <style:style style:name="T3" style:family="text">
      <style:text-properties officeooo:rsid="00096578"/>
    </style:style>
    <style:style style:name="T4" style:family="text">
      <style:text-properties officeooo:rsid="000d7f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PTE RENDU DE TP N° <text:span text:style-name="T4">1</text:span></text:p>
      <text:p text:style-name="P4">Matière</text:p>
      <text:p text:style-name="P13">A la première utilisation, il faut penser à brancher tous les cables (USB/Display et ethernet) ainsi qu’à insérer un appareil bootable si aucun OS n’est installé au préalable sur le RPI.</text:p>
      <text:p text:style-name="P5"/>
      <text:p text:style-name="P5">La configuration du RPI est très graphique donc facile à prendre en main. De plus, l’OS doit être basé sur un noyau Debian au vu des paramètres trouvés dans le « menu démarrer ».</text:p>
      <text:p text:style-name="P5">On a à disposition un traitement de text<text:span text:style-name="T2">e</text:span> et un IDE qui est, au vu du nom, destiné à python. Ce doit être un OS pensé pour le python.</text:p>
      <text:p text:style-name="P5"><text:span text:style-name="T2">Corentin avait déjà </text:span>utilisé un RPI en LE2 pour <text:span text:style-name="T2">son</text:span> PIND, <text:span text:style-name="T2">et la</text:span> partie « développement » avait été faite en python, <text:span text:style-name="T2">ce qui confirme sûrement que l’OS est orienté pour le développement dans ce langage.</text:span></text:p>
      <text:p text:style-name="P5"/>
      <text:p text:style-name="P5">On a remarqué que l’OS possède peut de démons (-bash, la/<text:span text:style-name="T2">les</text:span> console<text:span text:style-name="T2">(s)</text:span> et la commande en cou<text:span text:style-name="T2">rs (ps -x)</text:span>)</text:p>
      <text:p text:style-name="P5"/>
      <text:p text:style-name="P5">Le SSH, comme le reste de la configuration, s’active en 1 clic, ce qui facilite grandement son utilisation. On voit que c’est un OS fait pour être utilisé facilement en SSH.</text:p>
      <text:p text:style-name="P5"/>
      <text:p text:style-name="P6"><text:span text:style-name="T2">Pour la connexion en SSH depuis nos machines, ce fut assez simple. </text:span>On a simplement commencé par ping les deux machines mutuellement. <text:span text:style-name="T2">Il nous a fallut cependant connaître le nom du user (pi), que l’on a cherché dans le fichier passwd.</text:span></text:p>
      <text:p text:style-name="P6"/>
      <text:p text:style-name="P7">Synaptic est un gestionnaire de paquet, au même titre que l’application « Add/Remove Software ».</text:p>
      <text:p text:style-name="P7">Gnome-system-tools est un outil de configuration cross-plateforme. Il est disponible sur les OS basé sur UNIX.</text:p>
      <text:p text:style-name="P9">Il permet par exemple la configuration des users et groups.</text:p>
      <text:p text:style-name="P7">Gparted est un outil de partionnement. </text:p>
      <text:p text:style-name="P8"><text:soft-page-break/>Gnome-disk-utily est un outil de gestion et de configuratoin des médias et des pilotes di<text:span text:style-name="T3">s</text:span>ques.</text:p>
      <text:p text:style-name="P8"/>
      <text:p text:style-name="P10">En analysant le contenu de la carte SD bootable à l’aide de gnome-disk-utility, on se rend compte qu’elle est divisé en 2 espaces en plus d’un espace libre.</text:p>
      <text:p text:style-name="P10">Ces deux espaces sont une petite partie servant à rend la carte bootable et une deuxième partie contenant l’OS.</text:p>
      <text:p text:style-name="P10"/>
      <text:p text:style-name="P11">Pour la création du code en C, nous avons codé un simple programme permettant d’afficher « Hello World ! » dans la console lors de l’exécution de celui-ci. GCC était déjà présent, nous avons utilisé VI afin de codé le programme.</text:p>
      <text:p text:style-name="P11"/>
      <text:p text:style-name="P12">Etant plus à l’aise avec l’installation de paquets par apt, nous avons installé apache2 par l’a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4d278" officeooo:paragraph-rsid="000c700a"/>
    </style:style>
    <style:style style:name="MT1" style:family="text">
      <style:text-properties officeooo:rsid="000c70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rentin DESTRE<text:span text:style-name="MT1">Z</text:span> – <text:span text:style-name="MT1">Axel FACQUEUR</text:span> – LA1 – 2020-202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09:06:15.715673617</meta:creation-date>
    <dc:date>2020-09-11T08:30:50.440156103</dc:date>
    <meta:editing-duration>PT1H37M4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19" meta:word-count="400" meta:character-count="2278" meta:non-whitespace-character-count="1893"/>
  </office:meta>
</office:document-meta>
</file>